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70d41" officeooo:paragraph-rsid="00070d41"/>
    </style:style>
    <style:style style:name="P2" style:family="paragraph" style:parent-style-name="Standard">
      <style:text-properties style:font-name="Calibri" officeooo:rsid="0008bfc5" officeooo:paragraph-rsid="0008bfc5"/>
    </style:style>
    <style:style style:name="P3" style:family="paragraph" style:parent-style-name="Standard">
      <style:text-properties style:font-name="Calibri" officeooo:rsid="0008bfc5" officeooo:paragraph-rsid="000aa2bc"/>
    </style:style>
    <style:style style:name="P4" style:family="paragraph" style:parent-style-name="Standard">
      <style:text-properties style:font-name="Calibri" officeooo:rsid="000ba78b" officeooo:paragraph-rsid="000aa2bc"/>
    </style:style>
    <style:style style:name="P5" style:family="paragraph" style:parent-style-name="Standard">
      <style:text-properties style:font-name="Calibri" officeooo:rsid="000aa2bc" officeooo:paragraph-rsid="000aa2bc"/>
    </style:style>
    <style:style style:name="P6" style:family="paragraph" style:parent-style-name="Standard">
      <style:paragraph-properties fo:break-before="page"/>
      <style:text-properties style:font-name="Calibri" fo:font-weight="bold" officeooo:rsid="0008bfc5" officeooo:paragraph-rsid="0008bfc5" style:font-weight-asian="bold" style:font-weight-complex="bold"/>
    </style:style>
    <style:style style:name="P7" style:family="paragraph" style:parent-style-name="Standard">
      <style:paragraph-properties fo:break-before="page"/>
      <style:text-properties style:font-name="Calibri" officeooo:rsid="0008bfc5" officeooo:paragraph-rsid="0008bfc5"/>
    </style:style>
    <style:style style:name="P8" style:family="paragraph" style:parent-style-name="Standard" style:list-style-name="L1">
      <style:text-properties style:font-name="Calibri" officeooo:rsid="00070d41" officeooo:paragraph-rsid="00070d41"/>
    </style:style>
    <style:style style:name="P9" style:family="paragraph" style:parent-style-name="Standard" style:list-style-name="L1">
      <style:paragraph-properties fo:break-before="page"/>
      <style:text-properties style:font-name="Calibri" officeooo:rsid="000ed355" officeooo:paragraph-rsid="000ed355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da4b3" style:font-size-asian="10.5pt" style:font-size-complex="10.5pt"/>
    </style:style>
    <style:style style:name="T3" style:family="text">
      <style:text-properties officeooo:rsid="000aa2bc"/>
    </style:style>
    <style:style style:name="T4" style:family="text">
      <style:text-properties officeooo:rsid="000ba78b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13924040" text:style-name="L1">
        <text:list-item>
          <text:p text:style-name="P8">Introducción. Arquitecturas Web</text:p>
          <text:list>
            <text:list-item>
              <text:p text:style-name="P8">Web</text:p>
            </text:list-item>
            <text:list-item>
              <text:p text:style-name="P8">Servidores</text:p>
            </text:list-item>
            <text:list-item>
              <text:p text:style-name="P8">Web.</text:p>
            </text:list-item>
            <text:list-item>
              <text:p text:style-name="P8">Aplicaciones</text:p>
            </text:list-item>
            <text:list-item>
              <text:p text:style-name="P8">HTTP</text:p>
            </text:list-item>
            <text:list-item>
              <text:p text:style-name="P8">Java EE</text:p>
            </text:list-item>
            <text:list-item>
              <text:p text:style-name="P8">Microservicios</text:p>
            </text:list-item>
            <text:list-item>
              <text:p text:style-name="P8">Simplificando los servidores</text:p>
            </text:list-item>
          </text:list>
        </text:list-item>
      </text:list>
      <text:p text:style-name="P1"/>
      <text:p text:style-name="P1"/>
      <text:list xml:id="list133520757305729" text:continue-numbering="true" text:style-name="L1">
        <text:list-item>
          <text:p text:style-name="P8">Estructura de las aplicaciones</text:p>
          <text:list>
            <text:list-item>
              <text:p text:style-name="P8">Node básico</text:p>
            </text:list-item>
            <text:list-item>
              <text:p text:style-name="P8">Instalar Node en Ubuntu</text:p>
            </text:list-item>
            <text:list-item>
              <text:p text:style-name="P8">NPM</text:p>
            </text:list-item>
            <text:list-item>
              <text:p text:style-name="P8">npm Scripts</text:p>
            </text:list-item>
            <text:list-item>
              <text:p text:style-name="P8">Angular</text:p>
            </text:list-item>
          </text:list>
        </text:list-item>
      </text:list>
      <text:p text:style-name="P1"/>
      <text:p text:style-name="P1"/>
      <text:list xml:id="list133522204668262" text:continue-numbering="true" text:style-name="L1">
        <text:list-item>
          <text:p text:style-name="P8">Administración de servidores de aplicaciones</text:p>
          <text:list>
            <text:list-item>
              <text:p text:style-name="P8">Servidores Node</text:p>
            </text:list-item>
            <text:list-item>
              <text:p text:style-name="P8">Servidores Java</text:p>
              <text:list>
                <text:list-item>
                  <text:p text:style-name="P8">Instalación</text:p>
                </text:list-item>
                <text:list-item>
                  <text:p text:style-name="P8">Configuración</text:p>
                </text:list-item>
                <text:list-item>
                  <text:p text:style-name="P8">Administración</text:p>
                </text:list-item>
                <text:list-item>
                  <text:p text:style-name="P8">Pool de conexiones</text:p>
                </text:list-item>
                <text:list-item>
                  <text:p text:style-name="P8">Monitorización</text:p>
                </text:list-item>
              </text:list>
            </text:list-item>
          </text:list>
        </text:list-item>
      </text:list>
      <text:p text:style-name="P1"/>
      <text:p text:style-name="P1"/>
      <text:list xml:id="list133520773474761" text:continue-numbering="true" text:style-name="L1">
        <text:list-item>
          <text:p text:style-name="P8">Protocolo HTTP</text:p>
          <text:list>
            <text:list-item>
              <text:p text:style-name="P8">HTTP</text:p>
            </text:list-item>
            <text:list-item>
              <text:p text:style-name="P8">REST</text:p>
            </text:list-item>
            <text:list-item>
              <text:p text:style-name="P8">Cabeceras</text:p>
              <text:list>
                <text:list-item>
                  <text:p text:style-name="P8">Accept</text:p>
                </text:list-item>
                <text:list-item>
                  <text:p text:style-name="P8">ContentType</text:p>
                </text:list-item>
                <text:list-item>
                  <text:p text:style-name="P8">Cache</text:p>
                </text:list-item>
                <text:list-item>
                  <text:p text:style-name="P8">Host</text:p>
                </text:list-item>
              </text:list>
            </text:list-item>
            <text:list-item>
              <text:p text:style-name="P8">Metodos</text:p>
              <text:list>
                <text:list-item>
                  <text:p text:style-name="P8">GET</text:p>
                </text:list-item>
                <text:list-item>
                  <text:p text:style-name="P8">POST</text:p>
                </text:list-item>
                <text:list-item>
                  <text:p text:style-name="P8">PUT</text:p>
                </text:list-item>
                <text:list-item>
                  <text:p text:style-name="P8">DELETE</text:p>
                </text:list-item>
              </text:list>
            </text:list-item>
            <text:list-item>
              <text:p text:style-name="P8">Códigos de Estado</text:p>
              <text:list>
                <text:list-item>
                  <text:p text:style-name="P8">2xx</text:p>
                </text:list-item>
                <text:list-item>
                  <text:p text:style-name="P8">4xx</text:p>
                </text:list-item>
                <text:list-item>
                  <text:p text:style-name="P8">5xx</text:p>
                </text:list-item>
              </text:list>
            </text:list-item>
            <text:list-item>
              <text:p text:style-name="P8">Codificación</text:p>
              <text:list>
                <text:list-item>
                  <text:p text:style-name="P8">UTF-8</text:p>
                </text:list-item>
              </text:list>
            </text:list-item>
          </text:list>
        </text:list-item>
      </text:list>
      <text:p text:style-name="P6">Estructura de carpetas:</text:p>
      <text:p text:style-name="P2">→ disenyo-grafico</text:p>
      <text:p text:style-name="P2">→ db</text:p>
      <text:p text:style-name="P2">→ src</text:p>
      <text:p text:style-name="P2"><text:tab/>→ .gitkeep</text:p>
      <text:p text:style-name="P2"><text:tab/>→<text:span text:style-name="T3"> html</text:span></text:p>
      <text:p text:style-name="P5"><text:tab/>→ js</text:p>
      <text:p text:style-name="P5"><text:tab/>→ ts (typescript) </text:p>
      <text:p text:style-name="P2"><text:tab/>→<text:span text:style-name="T3"> assets</text:span></text:p>
      <text:p text:style-name="P3"><text:tab/><text:tab/><text:tab/>→<text:span text:style-name="T3">img</text:span></text:p>
      <text:p text:style-name="P5"><text:tab/><text:tab/><text:tab/>→ fonts</text:p>
      <text:p text:style-name="P5"><text:tab/><text:tab/><text:tab/>→ css</text:p>
      <text:p text:style-name="P5"><text:tab/><text:tab/><text:tab/>→ scss</text:p>
      <text:p text:style-name="P3"><text:tab/><text:tab/><text:tab/><text:tab/>→<text:span text:style-name="T4"> main.scss</text:span></text:p>
      <text:p text:style-name="P3"><text:tab/><text:tab/><text:tab/><text:tab/>→<text:span text:style-name="T4"> abstract</text:span></text:p>
      <text:p text:style-name="P3"><text:tab/><text:tab/><text:tab/><text:tab/>→<text:span text:style-name="T4"> components</text:span></text:p>
      <text:p text:style-name="P3"><text:tab/><text:tab/><text:tab/><text:tab/>→<text:span text:style-name="T4"> base</text:span></text:p>
      <text:p text:style-name="P4"><text:tab/><text:tab/><text:tab/><text:tab/>→ layout</text:p>
      <text:p text:style-name="P5"><text:tab/><text:tab/></text:p>
      <text:p text:style-name="P2">→ negocio</text:p>
      <text:p text:style-name="P2">→ docs <text:span text:style-name="T1">(documentación del proyecto)</text:span></text:p>
      <text:p text:style-name="P2">→ scripts</text:p>
      <text:p text:style-name="P2"><text:tab/>→ build.sh <text:span text:style-name="T1">(compila el sass en typescript y lo copia en dist)</text:span></text:p>
      <text:p text:style-name="P2"><text:tab/>→ deploy.sh <text:span text:style-name="T1">(</text:span><text:span text:style-name="T2">copias todo lo de dist a htdocs</text:span><text:span text:style-name="T1">)</text:span></text:p>
      <text:p text:style-name="P2">→ dist</text:p>
      <text:list xml:id="list133522657103697" text:continue-list="list133520773474761" text:style-name="L1">
        <text:list-item text:start-value="1">
          <text:p text:style-name="P9">Introducción. Arquitecturas Web</text:p>
        </text:list-item>
      </text:list>
      <text:p text:style-name="P2"/>
      <text:p text:style-name="P7"><text:span text:style-name="T6">git init</text:span><text:line-break/><text:span text:style-name="T6">git add </text:span><text:line-break/><text:span text:style-name="T6">git commit -m "_"</text:span><text:line-break/><text:span text:style-name="T6">git commit -am "_"<text:line-break/>git status</text:span><text:line-break/><text:span text:style-name="T6">git log</text:span> <text:line-break/><text:line-break/><text:span text:style-name="T6">git clone</text:span> //descarga el repositorio remoto <text:line-break/><text:line-break/><text:span text:style-name="T6">git pull</text:span> //descarga el repositorio remoto <text:s/><text:line-break/><text:span text:style-name="T6">git pull origin develop:develop</text:span> //te bajas una rama(nombreRama:nombreQueSeGuarda)<text:line-break/><text:span text:style-name="T6">git pull --rebase</text:span> //pone tu commit al final del repo que bajas<text:line-break/><text:line-break/><text:span text:style-name="T6">git push</text:span> //sube a repositorio remoto<text:line-break/><text:line-break/><text:line-break/><text:span text:style-name="T6">git checkout nombreRama</text:span> //cambia de rama<text:line-break/><text:span text:style-name="T6">git checkout -b nombreRama </text:span>//crea rama y te mueve a esta directamente<text:line-break/><text:span text:style-name="T6">git checkout --track origin/nombreRama</text:span> // se crea la rama nombreRama y se sincroniza con la rama remota "origin/nombreRama"<text:line-break/><text:span text:style-name="T6">git checkout</text:span><text:line-break/><text:line-break/><text:span text:style-name="T6">git revert &lt;commit&gt; </text:span><text:line-break/><text:line-break/><text:span text:style-name="T6">git branch</text:span> //indica en que rama estás y lista las locales<text:line-break/><text:span text:style-name="T6">git branch nombreRama</text:span> //crea rama<text:line-break/><text:span text:style-name="T6">git branch -d nombreRama</text:span> //elimina rama localmente<text:line-break/><text:span text:style-name="T6">git branch -D nombreRama</text:span> //elimina rama local que no ha sido mergeada ni subida<text:line-break/><text:span text:style-name="T6">gir branch -a</text:span> //lista todas las ramas<text:line-break/><text:span text:style-name="T6">git branch -r</text:span> //lista las ramas remotas<text:line-break/><text:line-break/><text:span text:style-name="T6">git push origin --delete nombreRama</text:span> //elimina la rama remota<text:line-break/><text:span text:style-name="T6">git push origin -u origin nombreRama</text:span> //sube el contenido de la rama<text:line-break/><text:line-break/><text:span text:style-name="T6">git fetch -p</text:span> //actualiza las ramas locales con las ramas remotas<text:line-break/><text:span text:style-name="T6">git fetch</text:span> //te baja la rama remota a tu "repositorio local-remoto"<text:line-break/><text:line-break/><text:span text:style-name="T6">git merge origin/nombreRama</text:span><text:line-break/><text:span text:style-name="T6">git merge --squash otraRama </text:span>//se mergea la rama sin hacer commit<text:line-break/>//Con git merge solo se pueden fusionar las ramas locales o ramas locales e intermedias , no se puede hacer con las ramas remotas.<text:line-break/>//Para actualizar los cambios se hace "git fetch --prune" y para mergear los cambios "git merge origin/azucar".<text:tab/><text:tab/><text:tab/><text:tab/> <text:s text:c="6"/><text:line-break/><text:tab/><text:tab/><text:tab/><text:tab/><text:tab/><text:line-break/><text:span text:style-name="T6">git reset --soft HEAD~1</text:span> // deshace el ultimo commit sin borrar los cambios (local)<text:line-break/><text:span text:style-name="T6">git reset --hard HEAD~1</text:span> // deshace el ultimo commit y borra los cambios (local)<text:line-break/><text:span text:style-name="T6">git reset</text:span> // borra los cambios desde el ultimo commit (no borra el commit)(local)<text:line-break/><text:line-break/><text:line-break/><text:soft-page-break/><text:tab/><text:tab/><text:tab/><text:tab/> <text:s text:c="6"/>_<text:line-break/>git fetch --prune //(--prune == -p) <text:s text:c="4"/>\creas nueva rama en local y <text:line-break/>git checkout --track origin/nombreRama _/te mueves y la sincronizas<text:line-break/><text:line-break/><text:line-break/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09:30:23.573000000</meta:creation-date>
    <dc:date>2019-11-14T13:35:20.404000000</dc:date>
    <meta:editing-duration>PT11H54M27S</meta:editing-duration>
    <meta:editing-cycles>5</meta:editing-cycles>
    <meta:generator>LibreOffice/6.2.4.2$Windows_X86_64 LibreOffice_project/2412653d852ce75f65fbfa83fb7e7b669a126d64</meta:generator>
    <meta:document-statistic meta:table-count="0" meta:image-count="0" meta:object-count="0" meta:page-count="5" meta:paragraph-count="69" meta:word-count="499" meta:character-count="3055" meta:non-whitespace-character-count="2484"/>
  </office:meta>
</office:document-meta>
</file>